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objectwithoutfill">
      <style:graphic-properties svg:stroke-width="0.152cm" svg:stroke-color="#0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width="0.152cm" svg:stroke-color="#000000" draw:fill="none" draw:fill-color="#ffffff" fo:min-height="1.054cm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width="0.152cm" svg:stroke-color="#000000" draw:fill="none" draw:fill-color="#ffffff" fo:min-height="0.635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52cm" svg:stroke-color="#000000" draw:fill="none" draw:fill-color="#ffffff" fo:min-height="1.018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152cm" svg:stroke-color="#000000" draw:fill="none" draw:fill-color="#ffffff" fo:min-height="1.097cm" fo:padding-top="0.201cm" fo:padding-bottom="0.201cm" fo:padding-left="0.326cm" fo:padding-right="0.326cm"/>
    </style:style>
    <style:style style:name="P1" style:family="paragraph">
      <style:paragraph-properties fo:text-align="center"/>
      <style:text-properties fo:color="#808080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808080" fo:font-size="18pt"/>
    </style:style>
    <style:style style:name="T1" style:family="text">
      <style:text-properties fo:color="#808080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135cm" svg:height="0.515cm" draw:transform="rotate (-0.726755100531488) translate (8.983cm 5.258cm)" svg:viewBox="0 0 3136 516" svg:d="m0-4079c608 9 3136 516 3136 516">
          <text:p text:style-name="P2"/>
        </draw:path>
        <draw:path draw:style-name="gr1" draw:text-style-name="P1" draw:layer="layout" svg:width="3.046cm" svg:height="0.417cm" draw:transform="skewX (-0.483281669877139) rotate (0.71837752012073) translate (8.4262084935936cm 5.05623576228213cm)" svg:viewBox="0 0 3047 418" svg:d="m3047 18705c-507 118-3047 418-3047 418">
          <text:p text:style-name="P2"/>
        </draw:path>
        <draw:path draw:style-name="gr1" draw:text-style-name="P1" draw:layer="layout" svg:width="2.491cm" svg:height="1.297cm" draw:transform="skewX (-0.364948346591945) rotate (1.15907315624922) translate (3.59670868924201cm 7.34195197760862cm)" svg:viewBox="0 0 2492 1298" svg:d="m0 12490c443-215 2492 1277 2492 1277">
          <text:p text:style-name="P2"/>
        </draw:path>
        <draw:path draw:style-name="gr1" draw:text-style-name="P1" draw:layer="layout" svg:width="2.642cm" svg:height="0cm" draw:transform="skewX (-1.55334303427466) rotate (-3.14089452188959) translate (8.81609240801726cm 5.10499994174807cm)" svg:viewBox="0 0 2643 1" svg:d="m2643-10221c-429-1-2643-1-2643-1">
          <text:p text:style-name="P2"/>
        </draw:path>
        <draw:circle draw:style-name="gr2" draw:text-style-name="P1" draw:layer="layout" svg:width="0.635cm" svg:height="0.635cm" svg:x="10.362cm" svg:y="2.697cm">
          <text:p text:style-name="P2"/>
        </draw:circle>
        <draw:path draw:style-name="gr1" draw:text-style-name="P1" draw:layer="layout" svg:width="1.23cm" svg:height="2.42cm" draw:transform="skewX (-0.05235987755982) rotate (-1.57079632679579) translate (6.00396891234651cm 3.75890435337987cm)" svg:viewBox="0 0 1231 2421" svg:d="m0-9587c147-605 1231-2421 1231-2421">
          <text:p text:style-name="P2"/>
        </draw:path>
        <draw:frame draw:style-name="gr3" draw:text-style-name="P3" draw:layer="layout" svg:width="1.646cm" svg:height="1.456cm" svg:x="6.59cm" svg:y="5.059cm">
          <draw:text-box>
            <text:p text:style-name="P2"><text:span text:style-name="T1">14</text:span></text:p>
          </draw:text-box>
        </draw:frame>
        <draw:frame draw:style-name="gr4" draw:text-style-name="P3" draw:layer="layout" svg:width="1.27cm" svg:height="1.825cm" svg:x="1.612cm" svg:y="2.729cm">
          <draw:text-box>
            <text:p text:style-name="P2"><text:span text:style-name="T1">8</text:span></text:p>
            <text:p text:style-name="P2"><text:span text:style-name="T1"/></text:p>
          </draw:text-box>
        </draw:frame>
        <draw:frame draw:style-name="gr4" draw:text-style-name="P3" draw:layer="layout" svg:width="1.144cm" svg:height="1.114cm" svg:x="9.041cm" svg:y="6.196cm">
          <draw:text-box>
            <text:p text:style-name="P2"><text:span text:style-name="T1">1</text:span></text:p>
          </draw:text-box>
        </draw:frame>
        <draw:frame draw:style-name="gr5" draw:text-style-name="P3" draw:layer="layout" svg:width="1.461cm" svg:height="1.825cm" svg:x="4.117cm" svg:y="6.32cm">
          <draw:text-box>
            <text:p text:style-name="P2"><text:span text:style-name="T1">12</text:span></text:p>
            <text:p text:style-name="P2"><text:span text:style-name="T1"/></text:p>
          </draw:text-box>
        </draw:frame>
        <draw:frame draw:style-name="gr6" draw:text-style-name="P3" draw:layer="layout" svg:width="1.623cm" svg:height="1.499cm" svg:x="9.546cm" svg:y="3.858cm">
          <draw:text-box>
            <text:p text:style-name="P2"><text:span text:style-name="T1">10</text:span></text:p>
          </draw:text-box>
        </draw:frame>
        <draw:path draw:style-name="gr1" draw:text-style-name="P1" draw:layer="layout" svg:width="2.167cm" svg:height="0.301cm" draw:transform="skewX (-0.392350015848251) rotate (2.61223429145942) translate (3.50478120068137cm 3.78787204790791cm)" svg:viewBox="0 0 2168 302" svg:d="m2168-2697c-185 12-2168-302-2168-302">
          <text:p text:style-name="P2"/>
        </draw:path>
        <draw:frame draw:style-name="gr4" draw:text-style-name="P3" draw:layer="layout" svg:width="1.436cm" svg:height="1.114cm" svg:x="3.803cm" svg:y="4.139cm">
          <draw:text-box>
            <text:p text:style-name="P2"><text:span text:style-name="T1">3</text:span></text:p>
          </draw:text-box>
        </draw:frame>
        <draw:circle draw:style-name="gr2" draw:text-style-name="P1" draw:layer="layout" svg:width="0.635cm" svg:height="0.635cm" svg:x="5.709cm" svg:y="4.807cm">
          <text:p text:style-name="P2"/>
        </draw:circle>
        <draw:circle draw:style-name="gr2" draw:text-style-name="P1" draw:layer="layout" svg:width="0.635cm" svg:height="0.635cm" svg:x="3.189cm" svg:y="7.11cm">
          <text:p text:style-name="P2"/>
        </draw:circle>
        <draw:circle draw:style-name="gr2" draw:text-style-name="P1" draw:layer="layout" svg:width="0.635cm" svg:height="0.635cm" svg:x="8.566cm" svg:y="4.802cm">
          <text:p text:style-name="P2"/>
        </draw:circle>
        <draw:circle draw:style-name="gr2" draw:text-style-name="P1" draw:layer="layout" svg:width="0.635cm" svg:height="0.635cm" svg:x="10.746cm" svg:y="7.444cm">
          <text:p text:style-name="P2"/>
        </draw:circle>
        <draw:circle draw:style-name="gr2" draw:text-style-name="P1" draw:layer="layout" svg:width="0.635cm" svg:height="0.635cm" svg:x="1.282cm" svg:y="1.851cm">
          <text:p text:style-name="P2"/>
        </draw:circle>
        <draw:circle draw:style-name="gr2" draw:text-style-name="P1" draw:layer="layout" svg:width="0.634cm" svg:height="0.633cm" svg:x="3.142cm" svg:y="3.494cm">
          <text:p text:style-name="P2"/>
        </draw:circle>
        <draw:path draw:style-name="gr1" draw:text-style-name="P1" draw:layer="layout" svg:width="1.152cm" svg:height="0.796cm" draw:transform="skewX (-0.641932098883393) rotate (0.902858822056496) translate (1.55597422177742cm 4.90858314680548cm)" svg:viewBox="0 0 1153 797" svg:d="m0 8536c205-131 1153 785 1153 785">
          <text:p text:style-name="P2"/>
        </draw:path>
        <draw:frame draw:style-name="gr5" draw:text-style-name="P3" draw:layer="layout" svg:width="1.461cm" svg:height="1.825cm" svg:x="1.965cm" svg:y="4.379cm">
          <draw:text-box>
            <text:p text:style-name="P2"><text:span text:style-name="T1">6</text:span></text:p>
            <text:p text:style-name="P2"><text:span text:style-name="T1"/></text:p>
          </draw:text-box>
        </draw:frame>
        <draw:circle draw:style-name="gr2" draw:text-style-name="P1" draw:layer="layout" svg:width="0.635cm" svg:height="0.635cm" svg:x="1.107cm" svg:y="4.498cm">
          <text:p text:style-name="P2"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0.1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8$Build-9364</meta:generator>
    <meta:initial-creator>Chris Nicholls</meta:initial-creator>
    <meta:creation-date>2010-08-13T15:08:47</meta:creation-date>
    <dc:creator>Chris Nicholls</dc:creator>
    <dc:date>2010-08-13T15:14:02</dc:date>
    <meta:editing-cycles>1</meta:editing-cycles>
    <meta:editing-duration>PT5M16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